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571in"/>
    </style:style>
    <style:style style:name="co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erm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(closely) relate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bse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bs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dditiona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rea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biodiversity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ontinen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efence/defen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isturbe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cological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ecological impac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cosystem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enem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xoti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xotic ran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ner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enerali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owth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mpac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nvasio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vasiv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ikelihood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ativ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non-invasiv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on-n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enotypical plasticity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ropagule press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g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eproduction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esistan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pecialis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ucces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urviva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undisturbed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name="__Anonymous_Sheet_DB__0" table:target-range-address="stat2.A1:sta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2/13/2020</text:date>, <text:time>09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09:02:29.12</dc:date>
    <meta:editing-duration>PT22H58M55S</meta:editing-duration>
    <meta:editing-cycles>3</meta:editing-cycles>
    <meta:generator>OpenOffice/4.0.1$Win32 OpenOffice.org_project/401m5$Build-9714</meta:generator>
    <meta:document-statistic meta:table-count="1" meta:cell-count="78" meta:object-count="0"/>
  </office:meta>
</office:document-meta>
</file>